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8.995832mm" fo:page-width="6.879166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eee6d2" draw:opacity="100.0%" draw:stroke="none"/>
    </style:style>
    <style:style style:family="graphic" style:name="style-3">
      <style:graphic-properties draw:fill="solid" draw:fill-color="#eee6d2" draw:opacity="100.0%" draw:stroke="none"/>
    </style:style>
    <style:style style:family="graphic" style:name="style-4">
      <style:graphic-properties draw:fill="gradient" draw:fill-gradient-name="gradient-1" draw:opacity="100.0%" draw:stroke="none"/>
    </style:style>
    <style:style style:family="graphic" style:name="style-5">
      <style:graphic-properties draw:fill="solid" draw:fill-color="#000000" draw:opacity="100.0%" draw:stroke="none"/>
    </style:style>
    <style:style style:family="graphic" style:name="style-6">
      <style:graphic-properties draw:fill="solid" draw:fill-color="#000000" draw:opacity="100.0%" draw:stroke="none"/>
    </style:style>
    <style:style style:family="graphic" style:name="style-7">
      <style:graphic-properties draw:fill="solid" draw:fill-color="#000000" draw:opacity="100.0%" draw:stroke="none"/>
    </style:style>
    <style:style style:family="graphic" style:name="style-8">
      <style:graphic-properties draw:fill="solid" draw:fill-color="#000000" draw:opacity="100.0%" draw:stroke="none"/>
    </style:style>
    <style:style style:family="graphic" style:name="style-9">
      <style:graphic-properties draw:fill="solid" draw:fill-color="#000000" draw:opacity="100.0%" draw:stroke="none"/>
    </style:style>
    <style:style style:family="graphic" style:name="style-10">
      <style:graphic-properties draw:fill="solid" draw:fill-color="#000000" draw:opacity="100.0%" draw:stroke="none"/>
    </style:style>
  </office:automatic-styles>
  <office:body>
    <office:drawing>
      <draw:page draw:master-page-name="Default" draw:name="page1" draw:style-name="DP1">
        <draw:g draw:id="svg7594">
          <draw:g draw:id="layer1">
            <draw:g draw:id="g8762">
              <draw:path svg:d="M 0.0 185.20833 L 370.41666 0.0 L 555.625 105.83333 L 211.66666 291.04166 L 0.0 185.20833 z" svg:height="2.9104166mm" draw:style-name="style-2" svg:viewBox="0.0 0.0 555.625 291.04166" svg:width="5.5562496mm" svg:x="0.6614583mm" svg:y="0.39687496mm"/>
              <draw:path svg:d="M 0.0 0.0 L 0.0 529.1666 C 0.0 529.1666 1.3644545 634.99994 211.66666 634.99994 L 211.66666 105.83333 L 0.0 0.0 z" svg:height="6.3499994mm" draw:style-name="style-3" svg:viewBox="0.0 0.0 211.66666 634.99994" svg:width="2.1166666mm" svg:x="0.6614583mm" svg:y="2.248958mm"/>
              <draw:path svg:d="M 343.9583 0.0 L 343.9583 529.1666 L 0.0 714.37494 L 0.0 185.20833 L 343.9583 0.0 z M 673.7781 1037.2301 z" svg:height="10.372302mm" draw:style-name="style-4" svg:viewBox="0.0 0.0 673.77814 1037.2301" svg:width="6.737781mm" svg:x="2.7781248mm" svg:y="1.4552083mm"/>
              <draw:path svg:d="M 384.47263 0.0 L 377.85806 3.3072915 L 7.441406 188.51561 L 0.0 191.8229 L 0.0 200.09114 L 0.0 729.25775 C 0.0 729.25775 0.15374242 738.3601 4.1341143 749.92834 C 8.114487 761.4966 15.733996 776.5062 30.592445 791.2695 C 60.309345 820.7961 117.52556 848.32025 224.89583 848.32025 L 228.20311 848.32025 L 231.5104 846.6666 L 575.46875 661.4583 L 582.0833 658.151 L 582.0833 649.88275 L 582.0833 120.71614 L 582.0833 113.274734 L 575.46875 109.14062 L 390.2604 3.3072915 L 384.47263 0.0 z M 382.819 29.765623 L 555.625 128.15755 L 555.625 641.61456 L 222.41536 821.86194 C 121.65836 821.33746 72.90595 796.22675 49.60937 773.0794 C 37.838936 761.38434 31.78621 749.9356 28.9388 741.6601 C 26.091393 733.38464 26.458332 729.25775 26.458332 729.25775 L 26.458332 208.35936 L 382.819 29.765623 z" svg:height="8.483203mm" draw:style-name="style-5" svg:viewBox="0.0 0.0 582.0833 848.32025" svg:width="5.820833mm" svg:x="0.52916664mm" svg:y="0.24804686mm"/>
              <draw:path svg:d="M 0.0 0.0 L 0.0 21.497395 L 0.0 74.414055 L 0.0 82.68229 L 7.441406 85.98958 L 113.274734 138.90625 L 132.29166 148.82811 L 132.29166 127.33072 L 132.29166 74.414055 L 132.29166 66.14583 L 124.85025 62.83854 L 19.016926 9.921874 L 0.0 0.0 z M 26.458332 42.99479 L 105.83333 82.68229 L 105.83333 105.83333 L 26.458332 66.14583 L 26.458332 42.99479 z" svg:height="1.4882811mm" draw:style-name="style-6" svg:viewBox="0.0 0.0 132.29166 148.82811" svg:width="1.3229166mm" svg:x="0.9260416mm" svg:y="3.2246091mm"/>
              <draw:path svg:d="M 11.5755205 0.0 L 0.0 23.151041 L 105.83333 76.0677 L 117.40885 52.916664 L 11.5755205 0.0 z" svg:height="0.76067704mm" draw:style-name="style-7" svg:viewBox="0.0 0.0 117.40885 76.0677" svg:width="1.1740885mm" svg:x="1.0004556mm" svg:y="5.0436196mm"/>
              <draw:path svg:d="M 11.5755205 0.0 L 0.0 23.151041 L 105.83333 76.0677 L 117.40885 52.916664 L 11.5755205 0.0 z" svg:height="0.76067704mm" draw:style-name="style-8" svg:viewBox="0.0 0.0 117.40885 76.0677" svg:width="1.1740885mm" svg:x="1.0004556mm" svg:y="5.7050776mm"/>
              <draw:path svg:d="M 11.5755205 0.0 L 0.0 23.151041 L 105.83333 76.0677 L 117.40885 52.916664 L 11.5755205 0.0 z" svg:height="0.76067704mm" draw:style-name="style-9" svg:viewBox="0.0 0.0 117.40885 76.0677" svg:width="1.1740885mm" svg:x="1.0004556mm" svg:y="6.366536mm"/>
              <draw:path svg:d="M 11.5755205 0.0 L 0.0 23.151041 L 105.83333 76.0677 L 117.40885 52.916664 L 11.5755205 0.0 z" svg:height="0.76067704mm" draw:style-name="style-10" svg:viewBox="0.0 0.0 117.40885 76.0677" svg:width="1.1740885mm" svg:x="1.0004556mm" svg:y="7.0279946mm"/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>
    <draw:gradient draw:angle="562" draw:border="0.0%" draw:cx="9.398383%" draw:cy="23.2768%" draw:display-name="gradient-1" draw:end-color="#eee6d2" draw:name="gradient-1" draw:start-color="#dac388" draw:style="ellipsoid"/>
  </office:styles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8.995832mm" fo:page-width="6.879166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